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939cm"/>
    </style:style>
    <style:style style:name="co20" style:family="table-column">
      <style:table-column-properties fo:break-before="auto" style:column-width="2.72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8.834cm"/>
    </style:style>
    <style:style style:name="co23" style:family="table-column">
      <style:table-column-properties fo:break-before="auto" style:column-width="1.199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4.99cm"/>
    </style:style>
    <style:style style:name="co28" style:family="table-column">
      <style:table-column-properties fo:break-before="auto" style:column-width="6.465cm"/>
    </style:style>
    <style:style style:name="co29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9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 table:visibility="filter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17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0cm" svg:y="11.216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996" table:default-cell-style-name="Default"/>
        <table:table-row table:style-name="ro5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filter>
            <table:filter-condition table:field-number="5" table:value="1" table:operator="="/>
          </table:filter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'Gut feel - pre REST'.A9:'Gut feel - pre REST'.I3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17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7:36:51.33</dc:date>
    <dc:creator>Herb Miller</dc:creator>
    <meta:generator>OpenOffice/4.1.4$Win32 OpenOffice.org_project/414m5$Build-9788</meta:generator>
    <meta:editing-duration>P1DT7H45M40S</meta:editing-duration>
    <meta:editing-cycles>21</meta:editing-cycles>
    <meta:printed-by>Herb Miller</meta:printed-by>
    <meta:print-date>2018-03-26T18:48:44.02</meta:print-date>
    <meta:document-statistic meta:table-count="11" meta:cell-count="151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3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